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083in" fo:margin-left="0.4583in" table:align="left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4.40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orizontal_20_Line">
      <style:paragraph-properties fo:margin-left="0.4583in" fo:margin-right="0.4583in" fo:margin-top="0in" fo:margin-bottom="0in" style:contextual-spacing="false" fo:text-indent="0in" style:auto-text-indent="false"/>
    </style:style>
    <style:style style:name="P2" style:family="paragraph" style:parent-style-name="Heading_20_2">
      <style:text-properties loext:padding="0in" loext:border="none"/>
    </style:style>
    <style:style style:name="P3" style:family="paragraph" style:parent-style-name="Heading_20_3">
      <style:paragraph-properties fo:margin-left="0.4583in" fo:margin-right="0.4583in" fo:margin-top="0in" fo:margin-bottom="0in" style:contextual-spacing="false" fo:text-indent="0in" style:auto-text-indent="false"/>
    </style:style>
    <style:style style:name="P4" style:family="paragraph" style:parent-style-name="Heading_20_3">
      <style:paragraph-properties fo:margin-left="0.4583in" fo:margin-right="0.4583in" fo:margin-top="0in" fo:margin-bottom="0in" style:contextual-spacing="false" fo:text-indent="0in" style:auto-text-indent="false"/>
      <style:text-properties loext:padding="0in" loext:border="none"/>
    </style:style>
    <style:style style:name="P5" style:family="paragraph" style:parent-style-name="Heading_20_4">
      <style:paragraph-properties fo:margin-left="0.4583in" fo:margin-right="0.4583in" fo:margin-top="0in" fo:margin-bottom="0in" style:contextual-spacing="false" fo:text-indent="0in" style:auto-text-indent="false"/>
    </style:style>
    <style:style style:name="P6" style:family="paragraph" style:parent-style-name="Heading_20_4">
      <style:paragraph-properties fo:margin-left="0.4583in" fo:margin-right="0.4583in" fo:margin-top="0in" fo:margin-bottom="0in" style:contextual-spacing="false" fo:text-indent="0in" style:auto-text-indent="false"/>
      <style:text-properties loext:padding="0in" loext:border="none"/>
    </style:style>
    <style:style style:name="P7" style:family="paragraph" style:parent-style-name="Preformatted_20_Text">
      <style:paragraph-properties fo:margin-left="0.4583in" fo:margin-right="0.4583in" fo:margin-top="0in" fo:margin-bottom="0in" style:contextual-spacing="false" fo:text-indent="0in" style:auto-text-indent="false"/>
    </style:style>
    <style:style style:name="P8" style:family="paragraph" style:parent-style-name="Preformatted_20_Text">
      <style:paragraph-properties fo:margin-left="0.4583in" fo:margin-right="0.4583in" fo:margin-top="0in" fo:margin-bottom="0in" style:contextual-spacing="false" fo:text-indent="0in" style:auto-text-indent="false"/>
      <style:text-properties loext:padding="0in" loext:border="none"/>
    </style:style>
    <style:style style:name="P9" style:family="paragraph" style:parent-style-name="Text_20_body">
      <style:paragraph-properties fo:margin-left="0.4583in" fo:margin-right="0.4583in" fo:margin-top="0in" fo:margin-bottom="0in" style:contextual-spacing="false" fo:text-indent="0in" style:auto-text-indent="false"/>
    </style:style>
    <style:style style:name="P10" style:family="paragraph" style:parent-style-name="Text_20_body">
      <style:paragraph-properties fo:margin-left="0.852in" fo:margin-right="0.852in" fo:margin-top="0in" fo:margin-bottom="0in" style:contextual-spacing="false" fo:text-indent="0in" style:auto-text-indent="false"/>
    </style:style>
    <style:style style:name="P11" style:family="paragraph" style:parent-style-name="Text_20_body">
      <style:paragraph-properties fo:margin-left="0.4583in" fo:margin-right="0.4583in" fo:margin-top="0in" fo:margin-bottom="0in" style:contextual-spacing="false" fo:text-indent="0in" style:auto-text-indent="false"/>
      <style:text-properties loext:padding="0in" loext:border="none"/>
    </style:style>
    <style:style style:name="P12" style:family="paragraph" style:parent-style-name="Text_20_body" style:list-style-name="L3">
      <style:paragraph-properties fo:margin-left="0.4583in" fo:margin-right="0.4583in" fo:margin-top="0in" fo:margin-bottom="0in" style:contextual-spacing="false" fo:text-indent="0in" style:auto-text-indent="false"/>
      <style:text-properties loext:padding="0in" loext:border="none"/>
    </style:style>
    <style:style style:name="P13" style:family="paragraph" style:parent-style-name="Text_20_body" style:list-style-name="L1">
      <style:paragraph-properties fo:margin-left="0.4583in" fo:margin-right="0.4583in" fo:margin-top="0in" fo:margin-bottom="0in" style:contextual-spacing="false" fo:text-indent="0in" style:auto-text-indent="false"/>
    </style:style>
    <style:style style:name="P14" style:family="paragraph" style:parent-style-name="Text_20_body" style:list-style-name="L2">
      <style:paragraph-properties fo:margin-left="0.4583in" fo:margin-right="0.4583in" fo:margin-top="0in" fo:margin-bottom="0in" style:contextual-spacing="false" fo:text-indent="0in" style:auto-text-indent="false"/>
    </style:style>
    <style:style style:name="P15" style:family="paragraph" style:parent-style-name="Text_20_body" style:list-style-name="L3">
      <style:paragraph-properties fo:margin-left="0.4583in" fo:margin-right="0.4583in" fo:margin-top="0in" fo:margin-bottom="0in" style:contextual-spacing="false" fo:text-indent="0in" style:auto-text-indent="false"/>
    </style:style>
    <style:style style:name="T1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Полный цикл публикации книги в Antora на XUbuntu</text:h>
      <text:h text:style-name="P4" text:outline-level="3">Часть 1. Установка необходимого ПО</text:h>
      <text:h text:style-name="P6" text:outline-level="4">1.1. Установка Node.js и npm</text:h>
      <text:p text:style-name="P11">bash</text:p>
      <text:p text:style-name="P8"># Обновление пакетов</text:p>
      <text:p text:style-name="P8">sudo apt update</text:p>
      <text:p text:style-name="P8">sudo apt upgrade -y</text:p>
      <text:p text:style-name="P7"/>
      <text:p text:style-name="P8"># Установка Node.js и npm (рекомендуется LTS версия)</text:p>
      <text:p text:style-name="P8">curl -fsSL https://deb.nodesource.com/setup_20.x | sudo -E bash -</text:p>
      <text:p text:style-name="P8">sudo apt install -y nodejs</text:p>
      <text:p text:style-name="P7"/>
      <text:p text:style-name="P8"># Проверка установки</text:p>
      <text:p text:style-name="P8">node --version <text:s text:c="2"/># Должно показать v20.x</text:p>
      <text:p text:style-name="P8">npm --version <text:s text:c="3"/># Должно показать 10.x</text:p>
      <text:h text:style-name="P6" text:outline-level="4">1.2. Установка Git</text:h>
      <text:p text:style-name="P11">bash</text:p>
      <text:p text:style-name="P8">sudo apt install git -y</text:p>
      <text:p text:style-name="P8">git --version <text:s text:c="3"/># Должно показать 2.40+</text:p>
      <text:h text:style-name="P6" text:outline-level="4">1.3. Установка Antora (локально в проект — рекомендуется)</text:h>
      <text:p text:style-name="P11">bash</text:p>
      <text:p text:style-name="P8"># Создаем директорию проекта</text:p>
      <text:p text:style-name="P8">mkdir ~/my-book</text:p>
      <text:p text:style-name="P8">cd ~/my-book</text:p>
      <text:p text:style-name="P7"/>
      <text:p text:style-name="P8"># Инициализируем package.json</text:p>
      <text:p text:style-name="P8">npm init -y</text:p>
      <text:p text:style-name="P7"/>
      <text:p text:style-name="P8"># Устанавливаем Antora локально</text:p>
      <text:p text:style-name="P8">npm install --save-dev @antora/cli @antora/site-generator</text:p>
      <text:p text:style-name="P7"/>
      <text:p text:style-name="P8"># Проверка установки</text:p>
      <text:p text:style-name="P8">npx antora -v</text:p>
      <text:p text:style-name="P9"><text:span text:style-name="Strong_20_Emphasis"><text:span text:style-name="T1">Ожидаемый вывод:</text:span></text:span></text:p>
      <text:p text:style-name="P11">text</text:p>
      <text:p text:style-name="P8">@antora/cli: 3.x.x</text:p>
      <text:p text:style-name="P8">@antora/site-generator: 3.x.x</text:p>
      <text:p text:style-name="P10"><text:span text:style-name="Strong_20_Emphasis"><text:span text:style-name="T1">Важно:</text:span></text:span><text:span text:style-name="T1"> Установка Antora </text:span><text:span text:style-name="Strong_20_Emphasis"><text:span text:style-name="T1">локально</text:span></text:span><text:span text:style-name="T1"> предпочтительнее глобальной. Это гарантирует, что версия Antora соответствует вашему проекту .</text:span></text:p>
      <text:p text:style-name="P1"/>
      <text:h text:style-name="P4" text:outline-level="3">Часть 2. Структура проекта для вашей книги</text:h>
      <text:p text:style-name="P9"><text:span text:style-name="T1">Ваша книга имеет 9 разделов. Для Antora их нужно организовать в структуру </text:span><text:span text:style-name="Strong_20_Emphasis"><text:span text:style-name="T1">Component → Modules → Pages</text:span></text:span><text:span text:style-name="T1">.</text:span></text:p>
      <text:h text:style-name="P6" text:outline-level="4">2.1. Рекомендуемая структура каталогов</text:h>
      <text:p text:style-name="P11">bash</text:p>
      <text:p text:style-name="P8">my-book/ <text:s text:c="26"/># Корень проекта</text:p>
      <text:p text:style-name="P8">├── antora-playbook.yml <text:s text:c="11"/># Главный конфигурационный файл</text:p>
      <text:p text:style-name="P8">├── package.json <text:s text:c="18"/># Зависимости Node.js</text:p>
      <text:p text:style-name="P8">├── .gitignore <text:s text:c="20"/># Игнорируемые файлы</text:p>
      <text:p text:style-name="P8">│</text:p>
      <text:p text:style-name="P8">└── docs-src/ <text:s text:c="21"/># Исходники документации</text:p>
      <text:p text:style-name="P8"><text:soft-page-break/><text:s text:c="4"/>└── modules/ <text:s text:c="18"/># Модули (ваши разделы)</text:p>
      <text:p text:style-name="P8"><text:s text:c="8"/>└── ROOT/ <text:s text:c="17"/># Основной модуль (можно переименовать)</text:p>
      <text:p text:style-name="P8"><text:s text:c="12"/>├── antora.yml <text:s text:c="8"/># Описание компонента</text:p>
      <text:p text:style-name="P8"><text:s text:c="12"/>├── nav.adoc <text:s text:c="10"/># Навигационное меню</text:p>
      <text:p text:style-name="P8"><text:s text:c="12"/>└── pages/ <text:s text:c="12"/># Страницы (ваши разделы)</text:p>
      <text:p text:style-name="P8"><text:s text:c="16"/>├── index.adoc <text:s text:c="4"/># Главная страница (Section 1)</text:p>
      <text:p text:style-name="P8"><text:s text:c="16"/>├── section-2.adoc # Section 2</text:p>
      <text:p text:style-name="P8"><text:s text:c="16"/>├── section-3.adoc # Section 3</text:p>
      <text:p text:style-name="P8"><text:s text:c="16"/>├── section-4.adoc # Section 4</text:p>
      <text:p text:style-name="P8"><text:s text:c="16"/>├── section-5.adoc # Section 5</text:p>
      <text:p text:style-name="P8"><text:s text:c="16"/>├── section-6.adoc # Section 6</text:p>
      <text:p text:style-name="P8"><text:s text:c="16"/>├── section-7.adoc # Section 7</text:p>
      <text:p text:style-name="P8"><text:s text:c="16"/>├── section-8.adoc # Section 8</text:p>
      <text:p text:style-name="P8"><text:s text:c="16"/>├── section-9.adoc # Section 9</text:p>
      <text:p text:style-name="P8"><text:s text:c="16"/>└── assets/ <text:s text:c="7"/># Изображения</text:p>
      <text:p text:style-name="P8"><text:s text:c="20"/>└── images/</text:p>
      <text:h text:style-name="P6" text:outline-level="4">2.2. Создание файлов структуры</text:h>
      <text:p text:style-name="P11">bash</text:p>
      <text:p text:style-name="P8"># Создаем директории</text:p>
      <text:p text:style-name="P8">mkdir -p docs-src/modules/ROOT/pages/assets/images</text:p>
      <text:p text:style-name="P8">mkdir -p build <text:s text:c="20"/># Для выходных файлов</text:p>
      <text:p text:style-name="P7"/>
      <text:p text:style-name="P8"># Копируем ваши AsciiDoc файлы в pages/</text:p>
      <text:p text:style-name="P8">cp ~/ваш-раздел-1.adoc docs-src/modules/ROOT/pages/index.adoc</text:p>
      <text:p text:style-name="P8">cp ~/ваш-раздел-2.adoc docs-src/modules/ROOT/pages/section-2.adoc</text:p>
      <text:p text:style-name="P8"># ... и так для всех разделов</text:p>
      <text:p text:style-name="P7"/>
      <text:p text:style-name="P8"># Копируем изображения</text:p>
      <text:p text:style-name="P8">cp -r ~/images/* docs-src/modules/ROOT/assets/images/</text:p>
      <text:h text:style-name="P5" text:outline-level="4"><text:span text:style-name="T1">2.3. Создание </text:span><text:span text:style-name="Source_20_Text"><text:span text:style-name="T1">antora.yml</text:span></text:span><text:span text:style-name="T1"> (описание компонента)</text:span></text:h>
      <text:p text:style-name="P9"><text:span text:style-name="T1">Создайте файл </text:span><text:span text:style-name="Source_20_Text"><text:span text:style-name="T1">docs-src/modules/ROOT/antora.yml</text:span></text:span><text:span text:style-name="T1">:</text:span></text:p>
      <text:p text:style-name="P11">yaml</text:p>
      <text:p text:style-name="P8">name: my-book</text:p>
      <text:p text:style-name="P8">version: '1.0'</text:p>
      <text:p text:style-name="P8">title: 'My Book on Data Structures and Algorithms'</text:p>
      <text:p text:style-name="P8">nav:</text:p>
      <text:p text:style-name="P8"><text:s text:c="2"/>- modules/ROOT/nav.adoc</text:p>
      <text:p text:style-name="P9"><text:span text:style-name="Strong_20_Emphasis"><text:span text:style-name="T1">Пояснение полей :</text:span></text:span></text:p>
      <text:list text:style-name="L1">
        <text:list-item>
          <text:p text:style-name="P13"><text:span text:style-name="Source_20_Text"><text:span text:style-name="T1">name</text:span></text:span><text:span text:style-name="T1"> — техническое имя компонента (будет в URL)</text:span></text:p>
        </text:list-item>
        <text:list-item>
          <text:p text:style-name="P13"><text:span text:style-name="Source_20_Text"><text:span text:style-name="T1">version</text:span></text:span><text:span text:style-name="T1"> — версия документации</text:span></text:p>
        </text:list-item>
        <text:list-item>
          <text:p text:style-name="P13"><text:span text:style-name="Source_20_Text"><text:span text:style-name="T1">title</text:span></text:span><text:span text:style-name="T1"> — отображаемое название</text:span></text:p>
        </text:list-item>
        <text:list-item>
          <text:p text:style-name="P13"><text:span text:style-name="Source_20_Text"><text:span text:style-name="T1">nav</text:span></text:span><text:span text:style-name="T1"> — путь к файлу навигации</text:span></text:p>
        </text:list-item>
      </text:list>
      <text:h text:style-name="P5" text:outline-level="4"><text:span text:style-name="T1">2.4. Создание </text:span><text:span text:style-name="Source_20_Text"><text:span text:style-name="T1">nav.adoc</text:span></text:span><text:span text:style-name="T1"> (навигационное меню)</text:span></text:h>
      <text:p text:style-name="P9"><text:span text:style-name="T1">Создайте файл </text:span><text:span text:style-name="Source_20_Text"><text:span text:style-name="T1">docs-src/modules/ROOT/nav.adoc</text:span></text:span><text:span text:style-name="T1">:</text:span></text:p>
      <text:p text:style-name="P11">asciidoc</text:p>
      <text:p text:style-name="P8">* xref:index.adoc[Section 1. Abstract Data Types]</text:p>
      <text:p text:style-name="P8">* xref:section-2.adoc[Section 2. JavaScript Overview]</text:p>
      <text:p text:style-name="P8">* xref:section-3.adoc[Section 3. Implementation of ADTs in JavaScript]</text:p>
      <text:p text:style-name="P8">* xref:section-4.adoc[Section 4. DRAKON Visual Language]</text:p>
      <text:p text:style-name="P8">* xref:section-5.adoc[Section 5. Complexity Analysis]</text:p>
      <text:p text:style-name="P8">* xref:section-6.adoc[Section 6. Search Algorithms]</text:p>
      <text:p text:style-name="P8">* xref:section-7.adoc[Section 7. Sorting Algorithms]</text:p>
      <text:p text:style-name="P8"><text:soft-page-break/>* xref:section-8.adoc[Section 8. Binary Tree Algorithms]</text:p>
      <text:p text:style-name="P8">* xref:section-9.adoc[Section 9. Graphs and Graph Algorithms]</text:p>
      <text:p text:style-name="P9"><text:span text:style-name="Strong_20_Emphasis"><text:span text:style-name="T1">Синтаксис:</text:span></text:span><text:span text:style-name="T1"> </text:span><text:span text:style-name="Source_20_Text"><text:span text:style-name="T1">xref:имя-файла.adoc[Отображаемый текст]</text:span></text:span><text:span text:style-name="T1"> </text:span></text:p>
      <text:p text:style-name="P1"/>
      <text:h text:style-name="P3" text:outline-level="3"><text:span text:style-name="T1">Часть 3. Настройка Playbook (</text:span><text:span text:style-name="Source_20_Text"><text:span text:style-name="T1">antora-playbook.yml</text:span></text:span><text:span text:style-name="T1">)</text:span></text:h>
      <text:p text:style-name="P9"><text:span text:style-name="T1">Создайте файл </text:span><text:span text:style-name="Source_20_Text"><text:span text:style-name="T1">antora-playbook.yml</text:span></text:span><text:span text:style-name="T1"> в корне проекта:</text:span></text:p>
      <text:p text:style-name="P11">yaml</text:p>
      <text:p text:style-name="P8">site:</text:p>
      <text:p text:style-name="P8"><text:s text:c="2"/>title: 'Data Structures and Algorithms'</text:p>
      <text:p text:style-name="P8"><text:s text:c="2"/>url: https://your-username.github.io/my-book/</text:p>
      <text:p text:style-name="P8"><text:s text:c="2"/>start_page: my-book::index.adoc</text:p>
      <text:p text:style-name="P7"/>
      <text:p text:style-name="P8">content:</text:p>
      <text:p text:style-name="P8"><text:s text:c="2"/>sources:</text:p>
      <text:p text:style-name="P8"><text:s text:c="4"/>- url: ./</text:p>
      <text:p text:style-name="P8"><text:s text:c="6"/>branches: HEAD</text:p>
      <text:p text:style-name="P8"><text:s text:c="6"/>start_path: docs-src</text:p>
      <text:p text:style-name="P7"/>
      <text:p text:style-name="P8">ui:</text:p>
      <text:p text:style-name="P8"><text:s text:c="2"/>bundle:</text:p>
      <text:p text:style-name="P8"><text:s text:c="4"/>url: https://gitlab.com/antora/antora-ui-default/-/jobs/artifacts/HEAD/raw/build/ui-bundle.zip?job=bundle-stable</text:p>
      <text:p text:style-name="P8"><text:s text:c="4"/>snapshot: true</text:p>
      <text:p text:style-name="P7"/>
      <text:p text:style-name="P8">output:</text:p>
      <text:p text:style-name="P8"><text:s text:c="2"/>dir: ./build/site</text:p>
      <text:p text:style-name="P8"><text:s text:c="2"/>clean: true</text:p>
      <text:p text:style-name="P7"/>
      <text:p text:style-name="P8">runtime:</text:p>
      <text:p text:style-name="P8"><text:s text:c="2"/>fetch: true</text:p>
      <text:p text:style-name="P8"><text:s text:c="2"/>log:</text:p>
      <text:p text:style-name="P8"><text:s text:c="4"/>level: info</text:p>
      <text:p text:style-name="P9"><text:span text:style-name="Strong_20_Emphasis"><text:span text:style-name="T1">Пояснение ключей :</text:span></text:span></text:p>
      <text:list text:style-name="L2">
        <text:list-item>
          <text:p text:style-name="P14"><text:span text:style-name="Source_20_Text"><text:span text:style-name="T1">site.url</text:span></text:span><text:span text:style-name="T1"> — базовый URL вашего сайта (важно для sitemap и 404 страницы)</text:span></text:p>
        </text:list-item>
        <text:list-item>
          <text:p text:style-name="P14"><text:span text:style-name="Source_20_Text"><text:span text:style-name="T1">site.start_page</text:span></text:span><text:span text:style-name="T1"> — главная страница (формат: </text:span><text:span text:style-name="Source_20_Text"><text:span text:style-name="T1">компонент::страница</text:span></text:span><text:span text:style-name="T1">)</text:span></text:p>
        </text:list-item>
        <text:list-item>
          <text:p text:style-name="P14"><text:span text:style-name="Source_20_Text"><text:span text:style-name="T1">content.sources</text:span></text:span><text:span text:style-name="T1"> — откуда брать контент (</text:span><text:span text:style-name="Source_20_Text"><text:span text:style-name="T1">.</text:span></text:span><text:span text:style-name="T1"> — текущая директория)</text:span></text:p>
        </text:list-item>
        <text:list-item>
          <text:p text:style-name="P14"><text:span text:style-name="Source_20_Text"><text:span text:style-name="T1">ui.bundle.url</text:span></text:span><text:span text:style-name="T1"> — стандартная тема Antora </text:span></text:p>
        </text:list-item>
        <text:list-item>
          <text:p text:style-name="P14"><text:span text:style-name="Source_20_Text"><text:span text:style-name="T1">output.clean: true</text:span></text:span><text:span text:style-name="T1"> — очищает папку перед сборкой</text:span></text:p>
        </text:list-item>
        <text:list-item>
          <text:p text:style-name="P14"><text:span text:style-name="Source_20_Text"><text:span text:style-name="T1">runtime.fetch: true</text:span></text:span><text:span text:style-name="T1"> — всегда скачивает свежий UI </text:span></text:p>
        </text:list-item>
      </text:list>
      <text:p text:style-name="P1"/>
      <text:h text:style-name="P4" text:outline-level="3">Часть 4. Сборка сайта</text:h>
      <text:h text:style-name="P6" text:outline-level="4">4.1. Локальная сборка</text:h>
      <text:p text:style-name="P11">bash</text:p>
      <text:p text:style-name="P8">cd ~/my-book</text:p>
      <text:p text:style-name="P7"/>
      <text:p text:style-name="P8"># Первая сборка</text:p>
      <text:p text:style-name="P8">npx antora antora-playbook.yml</text:p>
      <text:p text:style-name="P7"/>
      <text:p text:style-name="P8"># Если нужно принудительно обновить кеш</text:p>
      <text:p text:style-name="P8"><text:soft-page-break/>npx antora --fetch antora-playbook.yml</text:p>
      <text:p text:style-name="P7"/>
      <text:p text:style-name="P8"># Очистка и пересборка</text:p>
      <text:p text:style-name="P8">npx antora --clean antora-playbook.yml</text:p>
      <text:h text:style-name="P6" text:outline-level="4">4.2. Просмотр результата</text:h>
      <text:p text:style-name="P11">bash</text:p>
      <text:p text:style-name="P8"># Открываем в браузере</text:p>
      <text:p text:style-name="P8">firefox build/site/index.html</text:p>
      <text:p text:style-name="P8"># Или используем простой сервер</text:p>
      <text:p text:style-name="P8">npx serve build/site</text:p>
      <text:p text:style-name="P1"/>
      <text:h text:style-name="P4" text:outline-level="3">Часть 5. Настройка Git и репозитория</text:h>
      <text:h text:style-name="P6" text:outline-level="4">5.1. Инициализация Git</text:h>
      <text:p text:style-name="P11">bash</text:p>
      <text:p text:style-name="P8">cd ~/my-book</text:p>
      <text:p text:style-name="P7"/>
      <text:p text:style-name="P8"># Создаем .gitignore</text:p>
      <text:p text:style-name="P8">cat &gt; .gitignore &lt;&lt; EOF</text:p>
      <text:p text:style-name="P8">node_modules/</text:p>
      <text:p text:style-name="P8">build/</text:p>
      <text:p text:style-name="P8">.cache/</text:p>
      <text:p text:style-name="P8">package-lock.json</text:p>
      <text:p text:style-name="P8">EOF</text:p>
      <text:p text:style-name="P7"/>
      <text:p text:style-name="P8"># Инициализируем репозиторий</text:p>
      <text:p text:style-name="P8">git init</text:p>
      <text:p text:style-name="P8">git add .</text:p>
      <text:p text:style-name="P8">git commit -m "Initial commit: book source"</text:p>
      <text:h text:style-name="P6" text:outline-level="4">5.2. Создание репозитория на GitHub</text:h>
      <text:p text:style-name="P11">bash</text:p>
      <text:p text:style-name="P8"># Добавляем удаленный репозиторий (замените на ваш)</text:p>
      <text:p text:style-name="P8">git remote add origin https://github.com/your-username/my-book.git</text:p>
      <text:p text:style-name="P8">git branch -M main</text:p>
      <text:p text:style-name="P8">git push -u origin main</text:p>
      <text:p text:style-name="P1"/>
      <text:h text:style-name="P4" text:outline-level="3">Часть 6. Публикация на GitHub Pages</text:h>
      <text:h text:style-name="P6" text:outline-level="4">6.1. Настройка Actions (GitHub CI/CD)</text:h>
      <text:p text:style-name="P9"><text:span text:style-name="T1">Создайте файл </text:span><text:span text:style-name="Source_20_Text"><text:span text:style-name="T1">.github/workflows/antora.yml</text:span></text:span><text:span text:style-name="T1">:</text:span></text:p>
      <text:p text:style-name="P11">yaml</text:p>
      <text:p text:style-name="P8">name: Build and Deploy Antora Site</text:p>
      <text:p text:style-name="P7"/>
      <text:p text:style-name="P8">on:</text:p>
      <text:p text:style-name="P8"><text:s text:c="2"/>push:</text:p>
      <text:p text:style-name="P8"><text:s text:c="4"/>branches: [ main ]</text:p>
      <text:p text:style-name="P8"><text:s text:c="2"/>workflow_dispatch:</text:p>
      <text:p text:style-name="P7"/>
      <text:p text:style-name="P8">permissions:</text:p>
      <text:p text:style-name="P8"><text:s text:c="2"/>contents: read</text:p>
      <text:p text:style-name="P8"><text:s text:c="2"/>pages: write</text:p>
      <text:p text:style-name="P8"><text:s text:c="2"/>id-token: write</text:p>
      <text:p text:style-name="P7"/>
      <text:p text:style-name="P8">jobs:</text:p>
      <text:p text:style-name="P8"><text:s text:c="2"/>build:</text:p>
      <text:p text:style-name="P8"><text:s text:c="4"/>runs-on: ubuntu-latest</text:p>
      <text:p text:style-name="P8"><text:s text:c="4"/>steps:</text:p>
      <text:p text:style-name="P8"><text:s text:c="6"/>- name: Checkout</text:p>
      <text:p text:style-name="P8"><text:soft-page-break/><text:s text:c="8"/>uses: actions/checkout@v4</text:p>
      <text:p text:style-name="P7"/>
      <text:p text:style-name="P8"><text:s text:c="6"/>- name: Setup Node.js</text:p>
      <text:p text:style-name="P8"><text:s text:c="8"/>uses: actions/setup-node@v4</text:p>
      <text:p text:style-name="P8"><text:s text:c="8"/>with:</text:p>
      <text:p text:style-name="P8"><text:s text:c="10"/>node-version: '20'</text:p>
      <text:p text:style-name="P7"/>
      <text:p text:style-name="P8"><text:s text:c="6"/>- name: Install dependencies</text:p>
      <text:p text:style-name="P8"><text:s text:c="8"/>run: npm ci</text:p>
      <text:p text:style-name="P7"/>
      <text:p text:style-name="P8"><text:s text:c="6"/>- name: Build with Antora</text:p>
      <text:p text:style-name="P8"><text:s text:c="8"/>run: npx antora --fetch antora-playbook.yml</text:p>
      <text:p text:style-name="P7"/>
      <text:p text:style-name="P8"><text:s text:c="6"/>- name: Upload artifact</text:p>
      <text:p text:style-name="P8"><text:s text:c="8"/>uses: actions/upload-pages-artifact@v3</text:p>
      <text:p text:style-name="P8"><text:s text:c="8"/>with:</text:p>
      <text:p text:style-name="P8"><text:s text:c="10"/>path: ./build/site</text:p>
      <text:p text:style-name="P7"/>
      <text:p text:style-name="P8"><text:s text:c="2"/>deploy:</text:p>
      <text:p text:style-name="P8"><text:s text:c="4"/>environment:</text:p>
      <text:p text:style-name="P8"><text:s text:c="6"/>name: github-pages</text:p>
      <text:p text:style-name="P8"><text:s text:c="6"/>url: ${{ steps.deployment.outputs.page_url }}</text:p>
      <text:p text:style-name="P8"><text:s text:c="4"/>runs-on: ubuntu-latest</text:p>
      <text:p text:style-name="P8"><text:s text:c="4"/>needs: build</text:p>
      <text:p text:style-name="P8"><text:s text:c="4"/>steps:</text:p>
      <text:p text:style-name="P8"><text:s text:c="6"/>- name: Deploy to GitHub Pages</text:p>
      <text:p text:style-name="P8"><text:s text:c="8"/>id: deployment</text:p>
      <text:p text:style-name="P8"><text:s text:c="8"/>uses: actions/deploy-pages@v4</text:p>
      <text:h text:style-name="P6" text:outline-level="4">6.2. Настройка GitHub Pages</text:h>
      <text:list text:style-name="L3">
        <text:list-item>
          <text:p text:style-name="P15"><text:span text:style-name="T1">Перейдите в </text:span><text:span text:style-name="Strong_20_Emphasis"><text:span text:style-name="T1">Settings → Pages</text:span></text:span><text:span text:style-name="T1"> вашего репозитория</text:span></text:p>
        </text:list-item>
        <text:list-item>
          <text:p text:style-name="P15"><text:span text:style-name="T1">В разделе </text:span><text:span text:style-name="Strong_20_Emphasis"><text:span text:style-name="T1">Build and deployment</text:span></text:span><text:span text:style-name="T1"> выберите:</text:span></text:p>
          <text:list>
            <text:list-item>
              <text:p text:style-name="P15"><text:span text:style-name="T1">Source: </text:span><text:span text:style-name="Strong_20_Emphasis"><text:span text:style-name="T1">GitHub Actions</text:span></text:span></text:p>
            </text:list-item>
          </text:list>
        </text:list-item>
        <text:list-item>
          <text:p text:style-name="P12">Сохраните изменения</text:p>
        </text:list-item>
      </text:list>
      <text:h text:style-name="P6" text:outline-level="4">6.3. Публикация</text:h>
      <text:p text:style-name="P11">bash</text:p>
      <text:p text:style-name="P8">git add .github/</text:p>
      <text:p text:style-name="P8">git commit -m "Add GitHub Actions workflow"</text:p>
      <text:p text:style-name="P8">git push origin main</text:p>
      <text:p text:style-name="P9"><text:span text:style-name="T1">После пуша Actions запустится автоматически. Через 1-2 минуты ваш сайт будет доступен по адресу:<text:line-break/></text:span><text:span text:style-name="Source_20_Text"><text:span text:style-name="T1">https://your-username.github.io/my-book/</text:span></text:span></text:p>
      <text:p text:style-name="P1"/>
      <text:h text:style-name="P4" text:outline-level="3">Часть 7. Важные замечания и советы</text:h>
      <text:h text:style-name="P6" text:outline-level="4">7.1. Установка расширений (опционально)</text:h>
      <text:p text:style-name="P11">Если вам нужен поиск (Lunr) или диаграммы (Kroki):</text:p>
      <text:p text:style-name="P11">bash</text:p>
      <text:p text:style-name="P8">npm install --save-dev @antora/lunr-extension asciidoctor-kroki</text:p>
      <text:p text:style-name="P9"><text:span text:style-name="T1">И добавьте в </text:span><text:span text:style-name="Source_20_Text"><text:span text:style-name="T1">antora-playbook.yml</text:span></text:span><text:span text:style-name="T1">:</text:span></text:p>
      <text:p text:style-name="P11">yaml</text:p>
      <text:p text:style-name="P8">asciidoc:</text:p>
      <text:p text:style-name="P8"><text:s text:c="2"/>extensions:</text:p>
      <text:p text:style-name="P8"><text:s text:c="4"/>- asciidoctor-kroki</text:p>
      <text:p text:style-name="P7"/>
      <text:p text:style-name="P8"><text:soft-page-break/>antora:</text:p>
      <text:p text:style-name="P8"><text:s text:c="2"/>extensions:</text:p>
      <text:p text:style-name="P8"><text:s text:c="4"/>- require('@antora/lunr-extension')</text:p>
      <text:h text:style-name="P6" text:outline-level="4">7.2. Проверка перед публикацией</text:h>
      <text:p text:style-name="P11">bash</text:p>
      <text:p text:style-name="P8"># Локальная проверка всех ссылок</text:p>
      <text:p text:style-name="P8">npx antora --log-level debug antora-playbook.yml</text:p>
      <text:p text:style-name="P7"/>
      <text:p text:style-name="P8"># Проверка на ошибки</text:p>
      <text:p text:style-name="P8">npx antora --stacktrace antora-playbook.yml</text:p>
      <text:h text:style-name="P6" text:outline-level="4">7.3. Если используете GitLab Pages вместо GitHub</text:h>
      <text:p text:style-name="P9"><text:span text:style-name="Source_20_Text"><text:span text:style-name="T1">.gitlab-ci.yml</text:span></text:span><text:span text:style-name="T1"> :</text:span></text:p>
      <text:p text:style-name="P11">yaml</text:p>
      <text:p text:style-name="P8">image: node:20-alpine</text:p>
      <text:p text:style-name="P7"/>
      <text:p text:style-name="P8">pages:</text:p>
      <text:p text:style-name="P8"><text:s text:c="2"/>stage: deploy</text:p>
      <text:p text:style-name="P8"><text:s text:c="2"/>script:</text:p>
      <text:p text:style-name="P8"><text:s text:c="4"/>- npm ci</text:p>
      <text:p text:style-name="P8"><text:s text:c="4"/>- npx antora --fetch --redirect-facility=gitlab --to-dir=public antora-playbook.yml</text:p>
      <text:p text:style-name="P8"><text:s text:c="2"/>artifacts:</text:p>
      <text:p text:style-name="P8"><text:s text:c="4"/>paths:</text:p>
      <text:p text:style-name="P8"><text:s text:c="6"/>- public</text:p>
      <text:p text:style-name="P8"><text:s text:c="2"/>only:</text:p>
      <text:p text:style-name="P8"><text:s text:c="4"/>- main</text:p>
      <text:p text:style-name="P1"/>
      <text:h text:style-name="P4" text:outline-level="3">Часть 8. Типичные проблемы и решения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Проблема</text:p>
            </table:table-cell>
            <table:table-cell table:style-name="Table1.A1" office:value-type="string">
              <text:p text:style-name="Table_20_Heading">Решение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ommand not found: npx</text:span></text:p>
          </table:table-cell>
          <table:table-cell table:style-name="Table1.A1" office:value-type="string">
            <text:p text:style-name="Table_20_Contents">Установите Node.js заново: <text:span text:style-name="Source_20_Text">sudo apt install nodejs npm</text:span></text:p>
          </table:table-cell>
        </table:table-row>
        <table:table-row>
          <table:table-cell table:style-name="Table1.A1" office:value-type="string">
            <text:p text:style-name="Table_20_Contents">Ошибка при сборке: <text:span text:style-name="Source_20_Text">ENOENT</text:span></text:p>
          </table:table-cell>
          <table:table-cell table:style-name="Table1.A1" office:value-type="string">
            <text:p text:style-name="Table_20_Contents">Проверьте пути в <text:span text:style-name="Source_20_Text">antora-playbook.yml</text:span> — используйте <text:span text:style-name="Source_20_Text">./</text:span> для текущей директории</text:p>
          </table:table-cell>
        </table:table-row>
        <table:table-row>
          <table:table-cell table:style-name="Table1.A1" office:value-type="string">
            <text:p text:style-name="Table_20_Contents">Страницы не отображаются</text:p>
          </table:table-cell>
          <table:table-cell table:style-name="Table1.A1" office:value-type="string">
            <text:p text:style-name="Table_20_Contents">Проверьте <text:span text:style-name="Source_20_Text">nav.adoc</text:span> — имена файлов должны совпадать с реальными</text:p>
          </table:table-cell>
        </table:table-row>
        <table:table-row>
          <table:table-cell table:style-name="Table1.A1" office:value-type="string">
            <text:p text:style-name="Table_20_Contents">Изображения не загружаются</text:p>
          </table:table-cell>
          <table:table-cell table:style-name="Table1.A1" office:value-type="string">
            <text:p text:style-name="Table_20_Contents">В <text:span text:style-name="Source_20_Text">antora-playbook.yml</text:span> укажите <text:span text:style-name="Source_20_Text">start_path: docs-src</text:span> — пути будут относительно этой папки</text:p>
          </table:table-cell>
        </table:table-row>
        <table:table-row>
          <table:table-cell table:style-name="Table1.A1" office:value-type="string">
            <text:p text:style-name="Table_20_Contents">GitHub Pages показывает 404</text:p>
          </table:table-cell>
          <table:table-cell table:style-name="Table1.A1" office:value-type="string">
            <text:p text:style-name="Table_20_Contents">Убедитесь, что в настройках Pages выбран <text:span text:style-name="Strong_20_Emphasis">GitHub Actions</text:span>, а не ветка</text:p>
          </table:table-cell>
        </table:table-row>
      </table:table>
      <text:p text:style-name="P1"/>
      <text:p text:style-name="P9"><text:span text:style-name="Strong_20_Emphasis"><text:span text:style-name="T1">Поздравляю!</text:span></text:span><text:span text:style-name="T1"> После выполнения всех шагов ваша книга будет опубликована. При возникновении вопросов — обращайтесь, помогу разобраться. 🚀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1" meta:image-count="0" meta:object-count="0" meta:page-count="6" meta:paragraph-count="262" meta:word-count="1005" meta:character-count="8199" meta:non-whitespace-character-count="6764"/>
  </office:meta>
</office:document-meta>
</file>